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style:style style:family="table-column" style:name="co1">
      <style:table-column-properties fo:break-before="auto" style:column-width="31.91mm"/>
    </style:style>
    <style:style style:family="table-column" style:name="co2">
      <style:table-column-properties fo:break-before="auto" style:column-width="69.18mm"/>
    </style:style>
    <style:style style:family="table-column" style:name="co3">
      <style:table-column-properties fo:break-before="auto" style:column-width="20.69mm"/>
    </style:style>
    <style:style style:family="table-column" style:name="co4">
      <style:table-column-properties fo:break-before="auto" style:column-width="1.62mm"/>
    </style:style>
    <style:style style:family="table-column" style:name="co5">
      <style:table-column-properties fo:break-before="auto" style:column-width="16.69mm"/>
    </style:style>
    <style:style style:family="table-column" style:name="co6">
      <style:table-column-properties fo:break-before="auto" style:column-width="22.86mm"/>
    </style:style>
    <style:style style:family="table-column" style:name="co7">
      <style:table-column-properties fo:break-before="auto" style:column-width="27.38mm"/>
    </style:style>
    <style:style style:family="table-column" style:name="co8">
      <style:table-column-properties fo:break-before="auto" style:column-width="30.41mm"/>
    </style:style>
    <style:style style:family="table-column" style:name="co9">
      <style:table-column-properties fo:break-before="auto" style:column-width="40.09mm"/>
    </style:style>
    <style:style style:family="table-column" style:name="co10">
      <style:table-column-properties fo:break-before="auto" style:column-width="17.67mm"/>
    </style:style>
    <style:style style:family="table-column" style:name="co11">
      <style:table-column-properties fo:break-before="auto" style:column-width="22.58mm"/>
    </style:style>
    <style:style style:family="table-row" style:name="ro1">
      <style:table-row-properties fo:break-before="auto" style:row-height="12.4mm" style:use-optimal-row-height="false"/>
    </style:style>
    <style:style style:family="table-row" style:name="ro2">
      <style:table-row-properties fo:break-before="auto" style:row-height="8.01mm" style:use-optimal-row-height="false"/>
    </style:style>
    <style:style style:family="table-row" style:name="ro3">
      <style:table-row-properties fo:break-before="auto" style:row-height="4.52mm" style:use-optimal-row-height="true"/>
    </style:style>
    <style:style style:family="table" style:master-page-name="Default" style:name="ta1">
      <style:table-properties style:writing-mode="lr-tb" table:display="true"/>
    </style:style>
    <number:date-style number:automatic-order="true" style:name="N36">
      <number:day number:style="long"/>
      <number:text>/</number:text>
      <number:month number:style="long"/>
      <number:text>/</number:text>
      <number:year number:style="long"/>
    </number:date-style>
    <number:date-style number:automatic-order="true" style:name="N37">
      <number:day number:style="long"/>
      <number:text>/</number:text>
      <number:month number:style="long"/>
      <number:text>/</number:text>
      <number:year/>
    </number:date-style>
    <style:style style:data-style-name="N36" style:family="table-cell" style:name="ce1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36" style:family="table-cell" style:name="ce3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bottom"/>
      <style:text-properties fo:color="#000000" fo:font-size="12pt" fo:font-weight="normal" style:font-name="Arial1" style:text-underline-style="none"/>
    </style:style>
    <style:style style:data-style-name="N36" style:family="table-cell" style:name="ce6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mm" fo:text-align="start"/>
      <style:text-properties fo:color="#000000" fo:font-size="12pt" fo:font-weight="normal" style:font-name="Arial" style:font-size-asian="12pt" style:font-size-complex="12pt" style:text-underline-style="none"/>
    </style:style>
    <style:style style:family="table-cell" style:name="ce7" style:parent-style-name="Default">
      <style:text-properties fo:font-size="12pt" fo:font-weight="bold" style:font-size-asian="12pt" style:font-size-complex="12pt" style:font-weight-asian="bold" style:font-weight-complex="bold"/>
    </style:style>
    <style:style style:family="table-cell" style:name="ce9" style:parent-style-name="Default">
      <style:text-properties fo:font-size="12pt" style:font-size-asian="12pt" style:font-size-complex="12pt"/>
    </style:style>
    <style:style style:data-style-name="N0" style:family="table-cell" style:name="ce10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font-size-asian="12pt" style:font-size-complex="12pt" style:text-underline-style="none"/>
    </style:style>
    <style:style style:data-style-name="N36" style:family="table-cell" style:name="ce12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font-size-asian="12pt" style:font-size-complex="12pt" style:text-underline-style="none"/>
    </style:style>
    <style:style style:data-style-name="N36" style:family="table-cell" style:name="ce1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5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bold" style:font-name="Arial" style:text-underline-style="none"/>
    </style:style>
    <style:style style:data-style-name="N0" style:family="table-cell" style:name="ce16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0" style:family="table-cell" style:name="ce18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134" style:family="table-cell" style:name="ce8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4" style:family="table-cell" style:name="ce21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style="normal" fo:font-weight="normal" style:font-name="Arial" style:text-underline-style="none"/>
    </style:style>
    <style:style style:data-style-name="N134" style:family="table-cell" style:name="ce2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font-size-asian="12pt" style:font-size-complex="12pt" style:text-underline-style="none"/>
    </style:style>
    <style:style style:data-style-name="N134" style:family="table-cell" style:name="ce25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134" style:family="table-cell" style:name="ce11" style:parent-style-name="Default">
      <style:table-cell-properties fo:border-bottom="none" fo:border-left="0.99pt solid #000000" fo:border-right="0.99pt solid #000000" fo:border-top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4" style:family="table-cell" style:name="ce27" style:parent-style-name="Separador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0" style:family="table-cell" style:name="ce13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37" style:family="table-cell" style:name="ce35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36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font-size-asian="12pt" style:font-size-complex="12pt" style:text-underline-style="none"/>
    </style:style>
    <style:style style:data-style-name="N0" style:family="table-cell" style:name="ce39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41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4" style:family="table-cell" style:name="ce17" style:parent-style-name="Default">
      <style:table-cell-properties fo:border="0.99pt solid #000000" fo:wrap-option="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4" style:family="table-cell" style:name="ce46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0" style:family="table-cell" style:name="ce47" style:parent-style-name="Tabela">
      <style:table-cell-properties fo:wrap-option="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20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middle"/>
      <style:text-properties fo:color="#000000" fo:font-size="12pt" fo:font-weight="normal" style:font-name="Arial" style:text-underline-style="none"/>
    </style:style>
    <style:style style:data-style-name="N0" style:family="table-cell" style:name="ce5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middle"/>
      <style:text-properties fo:color="#000000" fo:font-size="12pt" fo:font-weight="normal" style:font-name="Arial" style:font-size-asian="12pt" style:font-size-complex="12pt" style:text-underline-style="none"/>
    </style:style>
    <style:style style:family="table-row" style:name="a79ace2">
      <style:table-row-properties style:row-height="0.3154in"/>
    </style:style>
    <style:style style:family="table-row" style:name="aca9618">
      <style:table-row-properties style:row-height="0.3154in"/>
    </style:style>
    <style:style style:family="table-row" style:name="a16333a">
      <style:table-row-properties style:row-height="0.3154in"/>
    </style:style>
    <style:style style:family="table-row" style:name="aa2dbb6">
      <style:table-row-properties style:row-height="0.3154in"/>
    </style:style>
    <style:style style:family="table-row" style:name="a0363f3">
      <style:table-row-properties style:row-height="0.3154in"/>
    </style:style>
    <style:style style:family="table-row" style:name="a05d7fa">
      <style:table-row-properties style:row-height="0.3154in"/>
    </style:style>
    <style:style style:family="table-row" style:name="af5a49d">
      <style:table-row-properties style:row-height="0.3154in"/>
    </style:style>
    <style:style style:family="table-row" style:name="a51be12">
      <style:table-row-properties style:row-height="0.3154in"/>
    </style:style>
    <style:style style:family="table-row" style:name="ae6f61b">
      <style:table-row-properties style:row-height="0.3154in"/>
    </style:style>
    <style:style style:family="table-row" style:name="aeb4a0a">
      <style:table-row-properties style:row-height="0.3154in"/>
    </style:style>
    <style:style style:family="table-row" style:name="a480f23">
      <style:table-row-properties style:row-height="0.3154in"/>
    </style:style>
    <style:style style:family="table-row" style:name="af47555">
      <style:table-row-properties style:row-height="0.3154in"/>
    </style:style>
    <style:style style:family="table-row" style:name="a13c0d9">
      <style:table-row-properties style:row-height="0.3154in"/>
    </style:style>
    <style:style style:family="table-row" style:name="a8c72ec">
      <style:table-row-properties style:row-height="0.3154in"/>
    </style:style>
    <style:style style:family="table-row" style:name="ad09223">
      <style:table-row-properties style:row-height="0.3154in"/>
    </style:style>
    <style:style style:family="table-row" style:name="a65805f">
      <style:table-row-properties style:row-height="0.3154in"/>
    </style:style>
    <style:style style:family="table-row" style:name="ab9a8a3">
      <style:table-row-properties style:row-height="0.3154in"/>
    </style:style>
    <style:style style:family="table-row" style:name="a623413">
      <style:table-row-properties style:row-height="0.3154in"/>
    </style:style>
    <style:style style:family="table-row" style:name="a6c308c">
      <style:table-row-properties style:row-height="0.3154in"/>
    </style:style>
  </office:automatic-styles>
  <office:body>
    <office:spreadsheet>
      <table:calculation-settings table:precision-as-shown="true"/>
      <table:table table:name="Situação do Cliente" table:print="false" table:style-name="ta1">
        <office:forms form:apply-design-mode="false" form:automatic-focus="false"/>
        <table:table-column table:default-cell-style-name="Default" table:style-name="co1"/>
        <table:table-column table:default-cell-style-name="Default" table:style-name="co2"/>
        <table:table-column table:default-cell-style-name="Default" table:style-name="co3"/>
        <table:table-column table:default-cell-style-name="Default" table:style-name="co4"/>
        <table:table-column table:default-cell-style-name="Default" table:style-name="co5"/>
        <table:table-column table:default-cell-style-name="Default" table:style-name="co6"/>
        <table:table-column table:default-cell-style-name="Default" table:style-name="co7"/>
        <table:table-column table:default-cell-style-name="Default" table:style-name="co8"/>
        <table:table-column table:default-cell-style-name="Default" table:style-name="co9"/>
        <table:table-column table:default-cell-style-name="Default" table:number-columns-repeated="247" table:style-name="co10"/>
        <table:table-column table:default-cell-style-name="Default" table:number-columns-repeated="768" table:style-name="co11"/>
        <table:table-row table:style-name="ro1">
          <table:table-cell calcext:value-type="string" office:value-type="string" table:style-name="ce1">
            <text:p>DATA</text:p>
          </table:table-cell>
          <table:table-cell calcext:value-type="string" office:value-type="string" table:style-name="ce5">
            <text:p>NF - SERV. PROD. </text:p>
          </table:table-cell>
          <table:table-cell calcext:value-type="string" office:value-type="string" table:style-name="ce8">
            <text:p>R$</text:p>
          </table:table-cell>
          <table:table-cell table:style-name="ce11"/>
          <table:table-cell calcext:value-type="string" office:value-type="string" table:style-name="ce13">
            <text:p>PAGO</text:p>
          </table:table-cell>
          <table:table-cell calcext:value-type="string" office:value-type="string" table:style-name="ce8">
            <text:p>VALOR</text:p>
          </table:table-cell>
          <table:table-cell calcext:value-type="string" office:value-type="string" table:style-name="ce1">
            <text:p>DATA</text:p>
          </table:table-cell>
          <table:table-cell calcext:value-type="string" office:value-type="string" table:style-name="ce17">
            <text:p>SALDO DEVEDOR</text:p>
          </table:table-cell>
          <table:table-cell calcext:value-type="string" office:value-type="string" table:style-name="ce13">
            <text:p>OBS.:</text:p>
          </table:table-cell>
          <table:table-cell table:number-columns-repeated="247" table:style-name="ce20"/>
          <table:table-cell table:number-columns-repeated="768"/>
        </table:table-row>
        <table:table-row table:style-name="ro2">
          <table:table-cell calcext:value-type="date" office:date-value="2019-06-25" office:value-type="date" table:style-name="ce3">
            <text:p>25/06/2019</text:p>
          </table:table-cell>
          <table:table-cell calcext:value-type="string" office:value-type="string" table:style-name="ce16">
            <text:p>NF 5517 - process. 06/2019</text:p>
          </table:table-cell>
          <table:table-cell calcext:value-type="float" office:value="290" office:value-type="float" table:style-name="ce21">
            <text:p>290,00</text:p>
          </table:table-cell>
          <table:table-cell table:style-name="ce27"/>
          <table:table-cell calcext:value-type="string" office:value-type="string" table:style-name="ce35">
            <text:p>não</text:p>
          </table:table-cell>
          <table:table-cell calcext:value-type="float" office:value="0" office:value-type="float" table:style-name="ce21">
            <text:p>-</text:p>
          </table:table-cell>
          <table:table-cell calcext:value-type="string" office:value-type="string" table:style-name="ce3">
            <text:p/>
          </table:table-cell>
          <table:table-cell calcext:value-type="float" office:value="290" office:value-type="float" table:formula="of:=[.C2]-[.F2]" table:style-name="ce46">
            <text:p>290,00</text:p>
          </table:table-cell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ro2">
          <table:table-cell calcext:value-type="date" office:date-value="2019-07-29" office:value-type="date" table:style-name="ce3">
            <text:p>29/07/2019</text:p>
          </table:table-cell>
          <table:table-cell calcext:value-type="string" office:value-type="string" table:style-name="ce16">
            <text:p>NF 5544 - process. 07/2019</text:p>
          </table:table-cell>
          <table:table-cell calcext:value-type="float" office:value="290" office:value-type="float" table:style-name="ce21">
            <text:p>290,00</text:p>
          </table:table-cell>
          <table:table-cell table:style-name="ce27"/>
          <table:table-cell calcext:value-type="string" office:value-type="string" table:style-name="ce35">
            <text:p>não</text:p>
          </table:table-cell>
          <table:table-cell calcext:value-type="float" office:value="0" office:value-type="float" table:style-name="ce21">
            <text:p>-</text:p>
          </table:table-cell>
          <table:table-cell calcext:value-type="string" office:value-type="string" table:style-name="ce3">
            <text:p/>
          </table:table-cell>
          <table:table-cell calcext:value-type="float" office:value="290" office:value-type="float" table:formula="of:=[.C3]-[.F3]" table:style-name="ce46">
            <text:p>290,00</text:p>
          </table:table-cell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ro2">
          <table:table-cell calcext:value-type="date" office:date-value="2019-08-31" office:value-type="date" table:style-name="ce3">
            <text:p>31/08/2019</text:p>
          </table:table-cell>
          <table:table-cell calcext:value-type="string" office:value-type="string" table:style-name="ce16">
            <text:p>NF 5571 - process. 08/2019</text:p>
          </table:table-cell>
          <table:table-cell calcext:value-type="float" office:value="295" office:value-type="float" table:style-name="ce21">
            <text:p>295,00</text:p>
          </table:table-cell>
          <table:table-cell table:style-name="ce27"/>
          <table:table-cell calcext:value-type="string" office:value-type="string" table:style-name="ce35">
            <text:p>não</text:p>
          </table:table-cell>
          <table:table-cell calcext:value-type="float" office:value="0" office:value-type="float" table:style-name="ce21">
            <text:p>-</text:p>
          </table:table-cell>
          <table:table-cell calcext:value-type="string" office:value-type="string" table:style-name="ce3">
            <text:p/>
          </table:table-cell>
          <table:table-cell calcext:value-type="float" office:value="295" office:value-type="float" table:formula="of:=[.C4]-[.F4]" table:style-name="ce46">
            <text:p>295,00</text:p>
          </table:table-cell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ro2">
          <table:table-cell calcext:value-type="date" office:date-value="2019-09-26" office:value-type="date" table:style-name="ce3">
            <text:p>26/09/2019</text:p>
          </table:table-cell>
          <table:table-cell calcext:value-type="string" office:value-type="string" table:style-name="ce16">
            <text:p>NF 5598 - process. 09/2019</text:p>
          </table:table-cell>
          <table:table-cell calcext:value-type="float" office:value="295" office:value-type="float" table:style-name="ce21">
            <text:p>295,00</text:p>
          </table:table-cell>
          <table:table-cell table:style-name="ce27"/>
          <table:table-cell calcext:value-type="string" office:value-type="string" table:style-name="ce35">
            <text:p>não</text:p>
          </table:table-cell>
          <table:table-cell calcext:value-type="float" office:value="0" office:value-type="float" table:style-name="ce21">
            <text:p>-</text:p>
          </table:table-cell>
          <table:table-cell calcext:value-type="string" office:value-type="string" table:style-name="ce3">
            <text:p/>
          </table:table-cell>
          <table:table-cell calcext:value-type="float" office:value="295" office:value-type="float" table:formula="of:=[.C5]-[.F5]" table:style-name="ce46">
            <text:p>295,00</text:p>
          </table:table-cell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ro2">
          <table:table-cell calcext:value-type="date" office:date-value="2019-10-29" office:value-type="date" table:style-name="ce3">
            <text:p>29/10/2019</text:p>
          </table:table-cell>
          <table:table-cell calcext:value-type="string" office:value-type="string" table:style-name="ce16">
            <text:p>NF 5625 - process. 10/2019</text:p>
          </table:table-cell>
          <table:table-cell calcext:value-type="float" office:value="290" office:value-type="float" table:style-name="ce21">
            <text:p>290,00</text:p>
          </table:table-cell>
          <table:table-cell table:style-name="ce27"/>
          <table:table-cell calcext:value-type="string" office:value-type="string" table:style-name="ce35">
            <text:p>não</text:p>
          </table:table-cell>
          <table:table-cell calcext:value-type="float" office:value="0" office:value-type="float" table:style-name="ce21">
            <text:p>-</text:p>
          </table:table-cell>
          <table:table-cell calcext:value-type="string" office:value-type="string" table:style-name="ce3">
            <text:p/>
          </table:table-cell>
          <table:table-cell calcext:value-type="float" office:value="290" office:value-type="float" table:formula="of:=[.C6]-[.F6]" table:style-name="ce46">
            <text:p>290,00</text:p>
          </table:table-cell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ro2">
          <table:table-cell calcext:value-type="date" office:date-value="2019-11-28" office:value-type="date" table:style-name="ce3">
            <text:p>28/11/2019</text:p>
          </table:table-cell>
          <table:table-cell calcext:value-type="string" office:value-type="string" table:style-name="ce16">
            <text:p>NF 5652 - process. 11/2019</text:p>
          </table:table-cell>
          <table:table-cell calcext:value-type="float" office:value="290" office:value-type="float" table:style-name="ce21">
            <text:p>290,00</text:p>
          </table:table-cell>
          <table:table-cell table:style-name="ce27"/>
          <table:table-cell calcext:value-type="string" office:value-type="string" table:style-name="ce35">
            <text:p>não</text:p>
          </table:table-cell>
          <table:table-cell calcext:value-type="float" office:value="0" office:value-type="float" table:style-name="ce21">
            <text:p>-</text:p>
          </table:table-cell>
          <table:table-cell calcext:value-type="string" office:value-type="string" table:style-name="ce3">
            <text:p/>
          </table:table-cell>
          <table:table-cell calcext:value-type="float" office:value="290" office:value-type="float" table:formula="of:=[.C7]-[.F7]" table:style-name="ce46">
            <text:p>290,00</text:p>
          </table:table-cell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ro2">
          <table:table-cell calcext:value-type="date" office:date-value="2019-12-26" office:value-type="date" table:style-name="ce3">
            <text:p>26/12/2019</text:p>
          </table:table-cell>
          <table:table-cell calcext:value-type="string" office:value-type="string" table:style-name="ce16">
            <text:p>NF 5679 - process. 12/2019</text:p>
          </table:table-cell>
          <table:table-cell calcext:value-type="float" office:value="290" office:value-type="float" table:style-name="ce21">
            <text:p>290,00</text:p>
          </table:table-cell>
          <table:table-cell table:style-name="ce27"/>
          <table:table-cell calcext:value-type="string" office:value-type="string" table:style-name="ce35">
            <text:p>não</text:p>
          </table:table-cell>
          <table:table-cell calcext:value-type="float" office:value="0" office:value-type="float" table:style-name="ce21">
            <text:p>-</text:p>
          </table:table-cell>
          <table:table-cell calcext:value-type="string" office:value-type="string" table:style-name="ce3">
            <text:p/>
          </table:table-cell>
          <table:table-cell calcext:value-type="float" office:value="290" office:value-type="float" table:formula="of:=[.C8]-[.F8]" table:style-name="ce46">
            <text:p>290,00</text:p>
          </table:table-cell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ro2">
          <table:table-cell calcext:value-type="date" office:date-value="2020-01-27" office:value-type="date" table:style-name="ce3">
            <text:p>27/01/2020</text:p>
          </table:table-cell>
          <table:table-cell calcext:value-type="string" office:value-type="string" table:style-name="ce16">
            <text:p>NF 5706 - process. 01/2020</text:p>
          </table:table-cell>
          <table:table-cell calcext:value-type="float" office:value="290" office:value-type="float" table:style-name="ce21">
            <text:p>290,00</text:p>
          </table:table-cell>
          <table:table-cell table:style-name="ce27"/>
          <table:table-cell calcext:value-type="string" office:value-type="string" table:style-name="ce35">
            <text:p>não</text:p>
          </table:table-cell>
          <table:table-cell calcext:value-type="float" office:value="0" office:value-type="float" table:style-name="ce21">
            <text:p>-</text:p>
          </table:table-cell>
          <table:table-cell calcext:value-type="string" office:value-type="string" table:style-name="ce3">
            <text:p/>
          </table:table-cell>
          <table:table-cell calcext:value-type="float" office:value="290" office:value-type="float" table:formula="of:=[.C9]-[.F9]" table:style-name="ce46">
            <text:p>290,00</text:p>
          </table:table-cell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ro2">
          <table:table-cell calcext:value-type="date" office:date-value="2020-02-28" office:value-type="date" table:style-name="ce3">
            <text:p>28/02/2020</text:p>
          </table:table-cell>
          <table:table-cell calcext:value-type="string" office:value-type="string" table:style-name="ce16">
            <text:p>NF 5733 - process. 02/2020</text:p>
          </table:table-cell>
          <table:table-cell calcext:value-type="float" office:value="290" office:value-type="float" table:style-name="ce21">
            <text:p>290,00</text:p>
          </table:table-cell>
          <table:table-cell table:style-name="ce27"/>
          <table:table-cell calcext:value-type="string" office:value-type="string" table:style-name="ce35">
            <text:p>não</text:p>
          </table:table-cell>
          <table:table-cell calcext:value-type="float" office:value="0" office:value-type="float" table:style-name="ce21">
            <text:p>-</text:p>
          </table:table-cell>
          <table:table-cell calcext:value-type="string" office:value-type="string" table:style-name="ce3">
            <text:p/>
          </table:table-cell>
          <table:table-cell calcext:value-type="float" office:value="290" office:value-type="float" table:formula="of:=[.C10]-[.F10]" table:style-name="ce46">
            <text:p>290,00</text:p>
          </table:table-cell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ro2">
          <table:table-cell calcext:value-type="date" office:date-value="2020-03-31" office:value-type="date" table:style-name="ce3">
            <text:p>31/03/2020</text:p>
          </table:table-cell>
          <table:table-cell calcext:value-type="string" office:value-type="string" table:style-name="ce16">
            <text:p>Mens. 03/2020 (A.C.)</text:p>
          </table:table-cell>
          <table:table-cell calcext:value-type="float" office:value="290" office:value-type="float" table:style-name="ce21">
            <text:p>290,00</text:p>
          </table:table-cell>
          <table:table-cell table:style-name="ce27"/>
          <table:table-cell calcext:value-type="string" office:value-type="string" table:style-name="ce35">
            <text:p>não</text:p>
          </table:table-cell>
          <table:table-cell calcext:value-type="float" office:value="0" office:value-type="float" table:style-name="ce21">
            <text:p>-</text:p>
          </table:table-cell>
          <table:table-cell calcext:value-type="string" office:value-type="string" table:style-name="ce3">
            <text:p/>
          </table:table-cell>
          <table:table-cell calcext:value-type="float" office:value="290" office:value-type="float" table:formula="of:=[.C11]-[.F11]" table:style-name="ce46">
            <text:p>290,00</text:p>
          </table:table-cell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ro2">
          <table:table-cell calcext:value-type="date" office:date-value="2020-04-30" office:value-type="date" table:style-name="ce3">
            <text:p>30/04/2020</text:p>
          </table:table-cell>
          <table:table-cell calcext:value-type="string" office:value-type="string" table:style-name="ce16">
            <text:p>Mens. 04/2020 (A.C.)</text:p>
          </table:table-cell>
          <table:table-cell calcext:value-type="float" office:value="290" office:value-type="float" table:style-name="ce21">
            <text:p>290,00</text:p>
          </table:table-cell>
          <table:table-cell table:style-name="ce27"/>
          <table:table-cell calcext:value-type="string" office:value-type="string" table:style-name="ce35">
            <text:p>não</text:p>
          </table:table-cell>
          <table:table-cell calcext:value-type="float" office:value="0" office:value-type="float" table:style-name="ce21">
            <text:p>-</text:p>
          </table:table-cell>
          <table:table-cell calcext:value-type="string" office:value-type="string" table:style-name="ce3">
            <text:p/>
          </table:table-cell>
          <table:table-cell calcext:value-type="float" office:value="290" office:value-type="float" table:formula="of:=[.C12]-[.F12]" table:style-name="ce46">
            <text:p>290,00</text:p>
          </table:table-cell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ro2">
          <table:table-cell calcext:value-type="date" office:date-value="2020-05-31" office:value-type="date" table:style-name="ce3">
            <text:p>31/05/2020</text:p>
          </table:table-cell>
          <table:table-cell calcext:value-type="string" office:value-type="string" table:style-name="ce16">
            <text:p>Mens. 05/2020 (A.C.)</text:p>
          </table:table-cell>
          <table:table-cell calcext:value-type="float" office:value="290" office:value-type="float" table:style-name="ce21">
            <text:p>290,00</text:p>
          </table:table-cell>
          <table:table-cell table:style-name="ce27"/>
          <table:table-cell calcext:value-type="string" office:value-type="string" table:style-name="ce35">
            <text:p>não</text:p>
          </table:table-cell>
          <table:table-cell calcext:value-type="float" office:value="0" office:value-type="float" table:style-name="ce21">
            <text:p>-</text:p>
          </table:table-cell>
          <table:table-cell calcext:value-type="string" office:value-type="string" table:style-name="ce3">
            <text:p/>
          </table:table-cell>
          <table:table-cell calcext:value-type="float" office:value="290" office:value-type="float" table:formula="of:=[.C13]-[.F13]" table:style-name="ce46">
            <text:p>290,00</text:p>
          </table:table-cell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ro2">
          <table:table-cell calcext:value-type="date" office:date-value="2020-06-30" office:value-type="date" table:style-name="ce3">
            <text:p>30/06/2020</text:p>
          </table:table-cell>
          <table:table-cell calcext:value-type="string" office:value-type="string" table:style-name="ce16">
            <text:p>Mens. 06/2020 (A.C.)</text:p>
          </table:table-cell>
          <table:table-cell calcext:value-type="float" office:value="290" office:value-type="float" table:style-name="ce21">
            <text:p>290,00</text:p>
          </table:table-cell>
          <table:table-cell table:style-name="ce27"/>
          <table:table-cell calcext:value-type="string" office:value-type="string" table:style-name="ce35">
            <text:p>não</text:p>
          </table:table-cell>
          <table:table-cell calcext:value-type="float" office:value="0" office:value-type="float" table:style-name="ce21">
            <text:p>-</text:p>
          </table:table-cell>
          <table:table-cell calcext:value-type="string" office:value-type="string" table:style-name="ce3">
            <text:p/>
          </table:table-cell>
          <table:table-cell calcext:value-type="float" office:value="290" office:value-type="float" table:formula="of:=[.C14]-[.F14]" table:style-name="ce46">
            <text:p>290,00</text:p>
          </table:table-cell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ro2">
          <table:table-cell calcext:value-type="date" office:date-value="2020-07-31" office:value-type="date" table:style-name="ce3">
            <text:p>31/07/2020</text:p>
          </table:table-cell>
          <table:table-cell calcext:value-type="string" office:value-type="string" table:style-name="ce16">
            <text:p>Mens. 07/2020 (A.C.)</text:p>
          </table:table-cell>
          <table:table-cell calcext:value-type="float" office:value="290" office:value-type="float" table:style-name="ce21">
            <text:p>290,00</text:p>
          </table:table-cell>
          <table:table-cell table:style-name="ce27"/>
          <table:table-cell calcext:value-type="string" office:value-type="string" table:style-name="ce35">
            <text:p>não</text:p>
          </table:table-cell>
          <table:table-cell calcext:value-type="float" office:value="0" office:value-type="float" table:style-name="ce21">
            <text:p>-</text:p>
          </table:table-cell>
          <table:table-cell calcext:value-type="string" office:value-type="string" table:style-name="ce3">
            <text:p/>
          </table:table-cell>
          <table:table-cell calcext:value-type="float" office:value="290" office:value-type="float" table:formula="of:=[.C15]-[.F15]" table:style-name="ce46">
            <text:p>290,00</text:p>
          </table:table-cell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a79ace2">
          <table:table-cell calcext:value-type="date" office:date-value="2020-08-31" office:value-type="date" table:style-name="ce3">
            <text:p>2020-08-31</text:p>
          </table:table-cell>
          <table:table-cell calcext:value-type="string" office:string-value="Mens. 08/2020 (A.C.)" office:value-type="string" table:style-name="ce16">
            <text:p>Mens. 08/2020 (A.C.)</text:p>
          </table:table-cell>
          <table:table-cell calcext:value-type="float" office:value="290.0" office:value-type="float" table:style-name="ce21">
            <text:p>290.0</text:p>
          </table:table-cell>
          <table:table-cell table:style-name="ce27"/>
          <table:table-cell calcext:value-type="string" office:string-value="não" office:value-type="string" table:style-name="ce35">
            <text:p>não</text:p>
          </table:table-cell>
          <table:table-cell calcext:value-type="float" office:value="0.0" office:value-type="float" table:style-name="ce21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16-F16" table:style-name="ce46"/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aca9618">
          <table:table-cell calcext:value-type="date" office:date-value="2020-09-30" office:value-type="date" table:style-name="ce3">
            <text:p>2020-09-30</text:p>
          </table:table-cell>
          <table:table-cell calcext:value-type="string" office:string-value="Mens. 09/2020 (A.C.)" office:value-type="string" table:style-name="ce16">
            <text:p>Mens. 09/2020 (A.C.)</text:p>
          </table:table-cell>
          <table:table-cell calcext:value-type="float" office:value="290.0" office:value-type="float" table:style-name="ce21">
            <text:p>290.0</text:p>
          </table:table-cell>
          <table:table-cell table:style-name="ce27"/>
          <table:table-cell calcext:value-type="string" office:string-value="não" office:value-type="string" table:style-name="ce35">
            <text:p>não</text:p>
          </table:table-cell>
          <table:table-cell calcext:value-type="float" office:value="0.0" office:value-type="float" table:style-name="ce21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17-F17" table:style-name="ce46"/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a16333a">
          <table:table-cell calcext:value-type="date" office:date-value="2020-10-31" office:value-type="date" table:style-name="ce3">
            <text:p>2020-10-31</text:p>
          </table:table-cell>
          <table:table-cell calcext:value-type="string" office:string-value="Mens. 10/2020 (A.C.)" office:value-type="string" table:style-name="ce16">
            <text:p>Mens. 10/2020 (A.C.)</text:p>
          </table:table-cell>
          <table:table-cell calcext:value-type="float" office:value="290.0" office:value-type="float" table:style-name="ce21">
            <text:p>290.0</text:p>
          </table:table-cell>
          <table:table-cell table:style-name="ce27"/>
          <table:table-cell calcext:value-type="string" office:string-value="não" office:value-type="string" table:style-name="ce35">
            <text:p>não</text:p>
          </table:table-cell>
          <table:table-cell calcext:value-type="float" office:value="0.0" office:value-type="float" table:style-name="ce21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18-F18" table:style-name="ce46"/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aa2dbb6">
          <table:table-cell calcext:value-type="date" office:date-value="2020-11-30" office:value-type="date" table:style-name="ce3">
            <text:p>2020-11-30</text:p>
          </table:table-cell>
          <table:table-cell calcext:value-type="string" office:string-value="Mens. 11/2020 (A.C.)" office:value-type="string" table:style-name="ce16">
            <text:p>Mens. 11/2020 (A.C.)</text:p>
          </table:table-cell>
          <table:table-cell calcext:value-type="float" office:value="290.0" office:value-type="float" table:style-name="ce21">
            <text:p>290.0</text:p>
          </table:table-cell>
          <table:table-cell table:style-name="ce27"/>
          <table:table-cell calcext:value-type="string" office:string-value="não" office:value-type="string" table:style-name="ce35">
            <text:p>não</text:p>
          </table:table-cell>
          <table:table-cell calcext:value-type="float" office:value="0.0" office:value-type="float" table:style-name="ce21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19-F19" table:style-name="ce46"/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a0363f3">
          <table:table-cell calcext:value-type="date" office:date-value="2020-12-31" office:value-type="date" table:style-name="ce3">
            <text:p>2020-12-31</text:p>
          </table:table-cell>
          <table:table-cell calcext:value-type="string" office:string-value="Mens. 12/2020 (A.C.)" office:value-type="string" table:style-name="ce16">
            <text:p>Mens. 12/2020 (A.C.)</text:p>
          </table:table-cell>
          <table:table-cell calcext:value-type="float" office:value="290.0" office:value-type="float" table:style-name="ce21">
            <text:p>290.0</text:p>
          </table:table-cell>
          <table:table-cell table:style-name="ce27"/>
          <table:table-cell calcext:value-type="string" office:string-value="não" office:value-type="string" table:style-name="ce35">
            <text:p>não</text:p>
          </table:table-cell>
          <table:table-cell calcext:value-type="float" office:value="0.0" office:value-type="float" table:style-name="ce21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20-F20" table:style-name="ce46"/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a05d7fa">
          <table:table-cell calcext:value-type="date" office:date-value="2021-01-31" office:value-type="date" table:style-name="ce3">
            <text:p>2021-01-31</text:p>
          </table:table-cell>
          <table:table-cell calcext:value-type="string" office:string-value="Mens. 01/2021 (A.C.)" office:value-type="string" table:style-name="ce16">
            <text:p>Mens. 01/2021 (A.C.)</text:p>
          </table:table-cell>
          <table:table-cell calcext:value-type="float" office:value="290.0" office:value-type="float" table:style-name="ce21">
            <text:p>290.0</text:p>
          </table:table-cell>
          <table:table-cell table:style-name="ce27"/>
          <table:table-cell calcext:value-type="string" office:string-value="não" office:value-type="string" table:style-name="ce35">
            <text:p>não</text:p>
          </table:table-cell>
          <table:table-cell calcext:value-type="float" office:value="0.0" office:value-type="float" table:style-name="ce21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21-F21" table:style-name="ce46"/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af5a49d">
          <table:table-cell calcext:value-type="date" office:date-value="2021-02-28" office:value-type="date" table:style-name="ce3">
            <text:p>2021-02-28</text:p>
          </table:table-cell>
          <table:table-cell calcext:value-type="string" office:string-value="Mens. 02/2021 (A.C.)" office:value-type="string" table:style-name="ce16">
            <text:p>Mens. 02/2021 (A.C.)</text:p>
          </table:table-cell>
          <table:table-cell calcext:value-type="float" office:value="290.0" office:value-type="float" table:style-name="ce21">
            <text:p>290.0</text:p>
          </table:table-cell>
          <table:table-cell table:style-name="ce27"/>
          <table:table-cell calcext:value-type="string" office:string-value="não" office:value-type="string" table:style-name="ce35">
            <text:p>não</text:p>
          </table:table-cell>
          <table:table-cell calcext:value-type="float" office:value="0.0" office:value-type="float" table:style-name="ce21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22-F22" table:style-name="ce46"/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a51be12">
          <table:table-cell calcext:value-type="date" office:date-value="2021-03-31" office:value-type="date" table:style-name="ce3">
            <text:p>2021-03-31</text:p>
          </table:table-cell>
          <table:table-cell calcext:value-type="string" office:string-value="Mens. 03/2021 (A.C.)" office:value-type="string" table:style-name="ce16">
            <text:p>Mens. 03/2021 (A.C.)</text:p>
          </table:table-cell>
          <table:table-cell calcext:value-type="float" office:value="290.0" office:value-type="float" table:style-name="ce21">
            <text:p>290.0</text:p>
          </table:table-cell>
          <table:table-cell table:style-name="ce27"/>
          <table:table-cell calcext:value-type="string" office:string-value="não" office:value-type="string" table:style-name="ce35">
            <text:p>não</text:p>
          </table:table-cell>
          <table:table-cell calcext:value-type="float" office:value="0.0" office:value-type="float" table:style-name="ce21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23-F23" table:style-name="ce46"/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ae6f61b">
          <table:table-cell calcext:value-type="date" office:date-value="2021-04-30" office:value-type="date" table:style-name="ce3">
            <text:p>2021-04-30</text:p>
          </table:table-cell>
          <table:table-cell calcext:value-type="string" office:string-value="Mens. 04/2021 (A.C.)" office:value-type="string" table:style-name="ce16">
            <text:p>Mens. 04/2021 (A.C.)</text:p>
          </table:table-cell>
          <table:table-cell calcext:value-type="float" office:value="290.0" office:value-type="float" table:style-name="ce21">
            <text:p>290.0</text:p>
          </table:table-cell>
          <table:table-cell table:style-name="ce27"/>
          <table:table-cell calcext:value-type="string" office:string-value="não" office:value-type="string" table:style-name="ce35">
            <text:p>não</text:p>
          </table:table-cell>
          <table:table-cell calcext:value-type="float" office:value="0.0" office:value-type="float" table:style-name="ce21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24-F24" table:style-name="ce46"/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aeb4a0a">
          <table:table-cell calcext:value-type="date" office:date-value="2021-05-31" office:value-type="date" table:style-name="ce3">
            <text:p>2021-05-31</text:p>
          </table:table-cell>
          <table:table-cell calcext:value-type="string" office:string-value="Mens. 05/2021 (A.C.)" office:value-type="string" table:style-name="ce16">
            <text:p>Mens. 05/2021 (A.C.)</text:p>
          </table:table-cell>
          <table:table-cell calcext:value-type="float" office:value="290.0" office:value-type="float" table:style-name="ce21">
            <text:p>290.0</text:p>
          </table:table-cell>
          <table:table-cell table:style-name="ce27"/>
          <table:table-cell calcext:value-type="string" office:string-value="não" office:value-type="string" table:style-name="ce35">
            <text:p>não</text:p>
          </table:table-cell>
          <table:table-cell calcext:value-type="float" office:value="0.0" office:value-type="float" table:style-name="ce21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25-F25" table:style-name="ce46"/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a480f23">
          <table:table-cell calcext:value-type="date" office:date-value="2021-06-30" office:value-type="date" table:style-name="ce3">
            <text:p>2021-06-30</text:p>
          </table:table-cell>
          <table:table-cell calcext:value-type="string" office:string-value="Mens. 06/2021 (A.C.)" office:value-type="string" table:style-name="ce16">
            <text:p>Mens. 06/2021 (A.C.)</text:p>
          </table:table-cell>
          <table:table-cell calcext:value-type="float" office:value="290.0" office:value-type="float" table:style-name="ce21">
            <text:p>290.0</text:p>
          </table:table-cell>
          <table:table-cell table:style-name="ce27"/>
          <table:table-cell calcext:value-type="string" office:string-value="não" office:value-type="string" table:style-name="ce35">
            <text:p>não</text:p>
          </table:table-cell>
          <table:table-cell calcext:value-type="float" office:value="0.0" office:value-type="float" table:style-name="ce21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26-F26" table:style-name="ce46"/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af47555">
          <table:table-cell calcext:value-type="date" office:date-value="2021-07-31" office:value-type="date" table:style-name="ce3">
            <text:p>2021-07-31</text:p>
          </table:table-cell>
          <table:table-cell calcext:value-type="string" office:string-value="Mens. 07/2021 (A.C.)" office:value-type="string" table:style-name="ce16">
            <text:p>Mens. 07/2021 (A.C.)</text:p>
          </table:table-cell>
          <table:table-cell calcext:value-type="float" office:value="290.0" office:value-type="float" table:style-name="ce21">
            <text:p>290.0</text:p>
          </table:table-cell>
          <table:table-cell table:style-name="ce27"/>
          <table:table-cell calcext:value-type="string" office:string-value="não" office:value-type="string" table:style-name="ce35">
            <text:p>não</text:p>
          </table:table-cell>
          <table:table-cell calcext:value-type="float" office:value="0.0" office:value-type="float" table:style-name="ce21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27-F27" table:style-name="ce46"/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a13c0d9">
          <table:table-cell calcext:value-type="date" office:date-value="2021-08-31" office:value-type="date" table:style-name="ce3">
            <text:p>2021-08-31</text:p>
          </table:table-cell>
          <table:table-cell calcext:value-type="string" office:string-value="Mens. 08/2021 (A.C.)" office:value-type="string" table:style-name="ce16">
            <text:p>Mens. 08/2021 (A.C.)</text:p>
          </table:table-cell>
          <table:table-cell calcext:value-type="float" office:value="290.0" office:value-type="float" table:style-name="ce21">
            <text:p>290.0</text:p>
          </table:table-cell>
          <table:table-cell table:style-name="ce27"/>
          <table:table-cell calcext:value-type="string" office:string-value="não" office:value-type="string" table:style-name="ce35">
            <text:p>não</text:p>
          </table:table-cell>
          <table:table-cell calcext:value-type="float" office:value="0.0" office:value-type="float" table:style-name="ce21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28-F28" table:style-name="ce46"/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a8c72ec">
          <table:table-cell calcext:value-type="date" office:date-value="2021-09-30" office:value-type="date" table:style-name="ce3">
            <text:p>2021-09-30</text:p>
          </table:table-cell>
          <table:table-cell calcext:value-type="string" office:string-value="Mens. 09/2021 (A.C.)" office:value-type="string" table:style-name="ce16">
            <text:p>Mens. 09/2021 (A.C.)</text:p>
          </table:table-cell>
          <table:table-cell calcext:value-type="float" office:value="290.0" office:value-type="float" table:style-name="ce21">
            <text:p>290.0</text:p>
          </table:table-cell>
          <table:table-cell table:style-name="ce27"/>
          <table:table-cell calcext:value-type="string" office:string-value="não" office:value-type="string" table:style-name="ce35">
            <text:p>não</text:p>
          </table:table-cell>
          <table:table-cell calcext:value-type="float" office:value="0.0" office:value-type="float" table:style-name="ce21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29-F29" table:style-name="ce46"/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ad09223">
          <table:table-cell calcext:value-type="date" office:date-value="2021-10-31" office:value-type="date" table:style-name="ce3">
            <text:p>2021-10-31</text:p>
          </table:table-cell>
          <table:table-cell calcext:value-type="string" office:string-value="Mens. 10/2021 (A.C.)" office:value-type="string" table:style-name="ce16">
            <text:p>Mens. 10/2021 (A.C.)</text:p>
          </table:table-cell>
          <table:table-cell calcext:value-type="float" office:value="290.0" office:value-type="float" table:style-name="ce21">
            <text:p>290.0</text:p>
          </table:table-cell>
          <table:table-cell table:style-name="ce27"/>
          <table:table-cell calcext:value-type="string" office:string-value="não" office:value-type="string" table:style-name="ce35">
            <text:p>não</text:p>
          </table:table-cell>
          <table:table-cell calcext:value-type="float" office:value="0.0" office:value-type="float" table:style-name="ce21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30-F30" table:style-name="ce46"/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a65805f">
          <table:table-cell calcext:value-type="date" office:date-value="2021-11-30" office:value-type="date" table:style-name="ce3">
            <text:p>2021-11-30</text:p>
          </table:table-cell>
          <table:table-cell calcext:value-type="string" office:string-value="Mens. 11/2021 (A.C.)" office:value-type="string" table:style-name="ce16">
            <text:p>Mens. 11/2021 (A.C.)</text:p>
          </table:table-cell>
          <table:table-cell calcext:value-type="float" office:value="290.0" office:value-type="float" table:style-name="ce21">
            <text:p>290.0</text:p>
          </table:table-cell>
          <table:table-cell table:style-name="ce27"/>
          <table:table-cell calcext:value-type="string" office:string-value="não" office:value-type="string" table:style-name="ce35">
            <text:p>não</text:p>
          </table:table-cell>
          <table:table-cell calcext:value-type="float" office:value="0.0" office:value-type="float" table:style-name="ce21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31-F31" table:style-name="ce46"/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ab9a8a3">
          <table:table-cell calcext:value-type="date" office:date-value="2021-12-31" office:value-type="date" table:style-name="ce3">
            <text:p>2021-12-31</text:p>
          </table:table-cell>
          <table:table-cell calcext:value-type="string" office:string-value="Mens. 12/2021 (A.C.)" office:value-type="string" table:style-name="ce16">
            <text:p>Mens. 12/2021 (A.C.)</text:p>
          </table:table-cell>
          <table:table-cell calcext:value-type="float" office:value="290.0" office:value-type="float" table:style-name="ce21">
            <text:p>290.0</text:p>
          </table:table-cell>
          <table:table-cell table:style-name="ce27"/>
          <table:table-cell calcext:value-type="string" office:string-value="não" office:value-type="string" table:style-name="ce35">
            <text:p>não</text:p>
          </table:table-cell>
          <table:table-cell calcext:value-type="float" office:value="0.0" office:value-type="float" table:style-name="ce21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32-F32" table:style-name="ce46"/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a623413">
          <table:table-cell calcext:value-type="date" office:date-value="2022-01-31" office:value-type="date" table:style-name="ce3">
            <text:p>2022-01-31</text:p>
          </table:table-cell>
          <table:table-cell calcext:value-type="string" office:string-value="Mens. 01/2022 (A.C.)" office:value-type="string" table:style-name="ce16">
            <text:p>Mens. 01/2022 (A.C.)</text:p>
          </table:table-cell>
          <table:table-cell calcext:value-type="float" office:value="290.0" office:value-type="float" table:style-name="ce21">
            <text:p>290.0</text:p>
          </table:table-cell>
          <table:table-cell table:style-name="ce27"/>
          <table:table-cell calcext:value-type="string" office:string-value="não" office:value-type="string" table:style-name="ce35">
            <text:p>não</text:p>
          </table:table-cell>
          <table:table-cell calcext:value-type="float" office:value="0.0" office:value-type="float" table:style-name="ce21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33-F33" table:style-name="ce46"/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a6c308c">
          <table:table-cell calcext:value-type="date" office:date-value="2022-02-28" office:value-type="date" table:style-name="ce3">
            <text:p>2022-02-28</text:p>
          </table:table-cell>
          <table:table-cell calcext:value-type="string" office:string-value="Mens. 02/2022 (A.C.)" office:value-type="string" table:style-name="ce16">
            <text:p>Mens. 02/2022 (A.C.)</text:p>
          </table:table-cell>
          <table:table-cell calcext:value-type="float" office:value="290.0" office:value-type="float" table:style-name="ce21">
            <text:p>290.0</text:p>
          </table:table-cell>
          <table:table-cell table:style-name="ce27"/>
          <table:table-cell calcext:value-type="string" office:string-value="não" office:value-type="string" table:style-name="ce35">
            <text:p>não</text:p>
          </table:table-cell>
          <table:table-cell calcext:value-type="float" office:value="0.0" office:value-type="float" table:style-name="ce21">
            <text:p>0.0</text:p>
          </table:table-cell>
          <table:table-cell calcext:value-type="string" office:string-value="" office:value-type="string" table:style-name="ce3">
            <text:p/>
          </table:table-cell>
          <table:table-cell calcext:value-type="float" table:formula="=C34-F34" table:style-name="ce46"/>
          <table:table-cell table:style-name="ce47"/>
          <table:table-cell table:number-columns-repeated="247" table:style-name="ce20"/>
          <table:table-cell table:number-columns-repeated="768"/>
        </table:table-row>
        <table:table-row table:style-name="ro2">
          <table:table-cell table:number-columns-repeated="6" table:style-name="ce4"/>
          <table:table-cell calcext:value-type="string" office:value-type="string" table:style-name="ce41">
            <text:p>TOTAL</text:p>
          </table:table-cell>
          <table:table-cell calcext:value-type="float" office:value="4070" office:value-type="float" table:formula="=SUM(H2:H34)" table:style-name="ce8">
            <text:p>4.070,00</text:p>
          </table:table-cell>
          <table:table-cell table:style-name="ce13"/>
          <table:table-cell table:number-columns-repeated="247" table:style-name="ce20"/>
          <table:table-cell table:number-columns-repeated="768"/>
        </table:table-row>
        <table:table-row table:style-name="ro2">
          <table:table-cell calcext:value-type="string" office:value-type="string" table:style-name="ce6">
            <text:p>Por gentileza, informe seu e-mail. Obrigado!</text:p>
          </table:table-cell>
          <table:table-cell table:style-name="ce10"/>
          <table:table-cell table:number-columns-repeated="2" table:style-name="ce24"/>
          <table:table-cell table:style-name="ce36"/>
          <table:table-cell table:style-name="ce24"/>
          <table:table-cell table:style-name="ce12"/>
          <table:table-cell table:style-name="ce24"/>
          <table:table-cell table:style-name="ce36"/>
          <table:table-cell table:number-columns-repeated="247" table:style-name="ce54"/>
          <table:table-cell table:number-columns-repeated="768" table:style-name="ce9"/>
        </table:table-row>
        <table:table-row table:style-name="ro2">
          <table:table-cell table:style-name="ce7"/>
          <table:table-cell/>
          <table:table-cell table:number-columns-repeated="2" table:style-name="ce24"/>
          <table:table-cell table:style-name="ce36"/>
          <table:table-cell table:style-name="ce24"/>
          <table:table-cell table:style-name="ce12"/>
          <table:table-cell table:style-name="ce24"/>
          <table:table-cell table:style-name="ce36"/>
          <table:table-cell table:number-columns-repeated="247" table:style-name="ce54"/>
          <table:table-cell table:number-columns-repeated="768" table:style-name="ce9"/>
        </table:table-row>
        <table:table-row table:style-name="ro2">
          <table:table-cell table:style-name="ce9"/>
          <table:table-cell/>
          <table:table-cell table:number-columns-repeated="2" table:style-name="ce24"/>
          <table:table-cell table:style-name="ce36"/>
          <table:table-cell table:style-name="ce24"/>
          <table:table-cell table:style-name="ce12"/>
          <table:table-cell table:style-name="ce24"/>
          <table:table-cell table:style-name="ce36"/>
          <table:table-cell table:number-columns-repeated="247" table:style-name="ce54"/>
          <table:table-cell table:number-columns-repeated="768" table:style-name="ce9"/>
        </table:table-row>
        <table:table-row table:style-name="ro2">
          <table:table-cell table:style-name="ce10"/>
          <table:table-cell/>
          <table:table-cell table:number-columns-repeated="2" table:style-name="ce24"/>
          <table:table-cell table:style-name="ce36"/>
          <table:table-cell table:style-name="ce24"/>
          <table:table-cell table:style-name="ce12"/>
          <table:table-cell table:style-name="ce24"/>
          <table:table-cell table:style-name="ce36"/>
          <table:table-cell table:number-columns-repeated="247" table:style-name="ce54"/>
          <table:table-cell table:number-columns-repeated="768" table:style-name="ce9"/>
        </table:table-row>
        <table:table-row table:style-name="ro2">
          <table:table-cell table:style-name="ce6"/>
          <table:table-cell table:style-name="ce10"/>
          <table:table-cell table:number-columns-repeated="2" table:style-name="ce24"/>
          <table:table-cell table:style-name="ce36"/>
          <table:table-cell table:style-name="ce24"/>
          <table:table-cell table:style-name="ce12"/>
          <table:table-cell table:style-name="ce24"/>
          <table:table-cell table:style-name="ce36"/>
          <table:table-cell table:number-columns-repeated="247" table:style-name="ce54"/>
          <table:table-cell table:number-columns-repeated="768" table:style-name="ce9"/>
        </table:table-row>
        <table:table-row table:style-name="ro2">
          <table:table-cell table:style-name="ce6"/>
          <table:table-cell table:style-name="ce10"/>
          <table:table-cell table:number-columns-repeated="2" table:style-name="ce24"/>
          <table:table-cell table:style-name="ce36"/>
          <table:table-cell table:style-name="ce24"/>
          <table:table-cell/>
          <table:table-cell table:style-name="ce24"/>
          <table:table-cell table:style-name="ce36"/>
          <table:table-cell table:number-columns-repeated="247" table:style-name="ce54"/>
          <table:table-cell table:number-columns-repeated="768" table:style-name="ce9"/>
        </table:table-row>
        <table:table-row table:style-name="ro2">
          <table:table-cell table:style-name="ce6"/>
          <table:table-cell table:style-name="ce10"/>
          <table:table-cell table:number-columns-repeated="2" table:style-name="ce24"/>
          <table:table-cell table:style-name="ce36"/>
          <table:table-cell table:style-name="ce24"/>
          <table:table-cell table:style-name="ce12"/>
          <table:table-cell table:style-name="ce24"/>
          <table:table-cell table:style-name="ce36"/>
          <table:table-cell table:number-columns-repeated="247" table:style-name="ce54"/>
          <table:table-cell table:number-columns-repeated="768" table:style-name="ce9"/>
        </table:table-row>
        <table:table-row table:number-rows-repeated="12" table:style-name="ro2">
          <table:table-cell table:style-name="ce12"/>
          <table:table-cell table:style-name="ce10"/>
          <table:table-cell table:number-columns-repeated="2" table:style-name="ce24"/>
          <table:table-cell table:style-name="ce36"/>
          <table:table-cell table:style-name="ce24"/>
          <table:table-cell table:style-name="ce12"/>
          <table:table-cell table:style-name="ce24"/>
          <table:table-cell table:style-name="ce36"/>
          <table:table-cell table:number-columns-repeated="247" table:style-name="ce54"/>
          <table:table-cell table:number-columns-repeated="768" table:style-name="ce9"/>
        </table:table-row>
        <table:table-row table:number-rows-repeated="31951" table:style-name="ro2">
          <table:table-cell table:style-name="ce14"/>
          <table:table-cell table:style-name="ce18"/>
          <table:table-cell table:number-columns-repeated="2" table:style-name="ce25"/>
          <table:table-cell table:style-name="ce39"/>
          <table:table-cell table:style-name="ce25"/>
          <table:table-cell table:style-name="ce14"/>
          <table:table-cell table:style-name="ce25"/>
          <table:table-cell table:style-name="ce39"/>
          <table:table-cell table:number-columns-repeated="247" table:style-name="ce20"/>
          <table:table-cell table:number-columns-repeated="768"/>
        </table:table-row>
        <table:table-row table:number-rows-repeated="33546"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contains-header="false" table:name="__Anonymous_Sheet_DB__0" table:target-range-address="'Situação do Cliente'.A2:'Situação do Cliente'.AMJ2">
          <table:sort>
            <table:sort-by table:data-type="automatic" table:field-number="0"/>
            <table:sort-by table:data-type="automatic"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styles>
    <style:default-style style:family="table-cell">
      <style:table-cell-properties style:decimal-places="2"/>
      <style:paragraph-properties style:tab-stop-distance="12.5mm"/>
      <style:text-properties fo:country="PT" fo:language="pt" style:country-asian="BR" style:country-complex="BR" style:font-name="Albany" style:font-name-asian="HG Mincho Light J" style:font-name-complex="Arial Unicode MS" style:language-asian="pt" style:language-complex="pt"/>
    </style:default-style>
    <number:number-style style:name="N0">
      <number:number number:min-integer-digits="1"/>
    </number:number-style>
    <number:currency-style style:name="N108P0" style:volatile="true">
      <number:currency-symbol number:country="BR" number:language="pt">R$</number:currency-symbol>
      <number:number loext:min-decimal-places="2" number:decimal-places="2" number:grouping="true" number:min-integer-digits="1"/>
    </number:currency-style>
    <number:currency-style style:name="N108">
      <style:text-properties fo:color="#ff0000"/>
      <number:text>(</number:text>
      <number:currency-symbol number:country="BR" number:language="pt">R$</number:currency-symbol>
      <number:number loext:min-decimal-places="2" number:decimal-places="2" number:grouping="true" number:min-integer-digits="1"/>
      <number:text>)</number:text>
      <style:map style:apply-style-name="N108P0" style:condition="value()&gt;=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loext:min-decimal-places="0" number:decimal-places="0" number:grouping="true" number:min-integer-digits="1"/>
      <number:text> </number:text>
    </number:number-style>
    <number:number-style style:name="N117">
      <number:text>-</number:text>
      <number:number loext:min-decimal-places="0" number:decimal-places="0" number:grouping="true" number:min-integer-digits="1"/>
      <number:text> </number:text>
      <style:map style:apply-style-name="N117P0" style:condition="value()&gt;=0"/>
    </number:number-style>
    <number:number-style style:name="N118P0" style:volatile="true">
      <number:number loext:min-decimal-places="0" number:decimal-places="0" number:grouping="true" number:min-integer-digits="1"/>
      <number:text> </number:text>
    </number:number-style>
    <number:number-style style:name="N118">
      <style:text-properties fo:color="#ff0000"/>
      <number:text>-</number:text>
      <number:number loext:min-decimal-places="0" number:decimal-places="0" number:grouping="true" number:min-integer-digits="1"/>
      <number:text> </number:text>
      <style:map style:apply-style-name="N118P0" style:condition="value()&gt;=0"/>
    </number:number-style>
    <number:number-style style:name="N120P0" style:volatile="true">
      <number:number loext:min-decimal-places="2" number:decimal-places="2" number:grouping="true" number:min-integer-digits="1"/>
      <number:text> </number:text>
    </number:number-style>
    <number:number-style style:name="N120">
      <number:text>-</number:text>
      <number:number loext:min-decimal-places="2" number:decimal-places="2" number:grouping="true" number:min-integer-digits="1"/>
      <number:text> </number:text>
      <style:map style:apply-style-name="N120P0" style:condition="value()&gt;=0"/>
    </number:number-style>
    <number:number-style style:name="N121P0" style:volatile="true">
      <number:number loext:min-decimal-places="2" number:decimal-places="2" number:grouping="true" number:min-integer-digits="1"/>
      <number:text> </number:text>
    </number:number-style>
    <number:number-style style:name="N121">
      <style:text-properties fo:color="#ff0000"/>
      <number:text>-</number:text>
      <number:number loext:min-decimal-places="2" number:decimal-places="2" number:grouping="true" number:min-integer-digits="1"/>
      <number:text> </number:text>
      <style:map style:apply-style-name="N121P0" style:condition="value()&gt;=0"/>
    </number:number-style>
    <number:time-style style:name="N122">
      <number:minutes number:style="long"/>
      <number:text>:</number:text>
      <number:seconds number:style="long"/>
    </number:time-style>
    <number:time-style number:truncate-on-overflow="false" style:name="N123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loext:exponent-interval="1" loext:forced-exponent-sign="true" loext:min-decimal-places="1" number:decimal-places="1" number:min-exponent-digits="1" number:min-integer-digits="1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apply-style-name="N127P0" style:condition="value()&gt;=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apply-style-name="N128P0" style:condition="value()&gt;=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apply-style-name="N130P0" style:condition="value()&gt;0"/>
      <style:map style:apply-style-name="N130P1" style:condition="value()&lt;0"/>
    </number:number-style>
    <number:number-style style:name="N132P0" style:volatile="true">
      <number:number loext:min-decimal-places="0" number:decimal-places="0" number:grouping="true" number:min-integer-digits="1"/>
    </number:number-style>
    <number:number-style style:name="N132P1" style:volatile="true">
      <number:text>(</number:text>
      <number:number loext:min-decimal-places="0" number:decimal-places="0" number:grouping="true" number:min-integer-digits="1"/>
      <number:text>)</number:text>
    </number:number-style>
    <number:number-style style:name="N132">
      <number:text>-</number:text>
      <style:map style:apply-style-name="N132P0" style:condition="value()&gt;0"/>
      <style:map style:apply-style-name="N132P1" style:condition="value()&lt;0"/>
    </number:number-style>
    <number:number-style style:name="N134P0" style:volatile="true">
      <number:number loext:min-decimal-places="2" number:decimal-places="2" number:grouping="true" number:min-integer-digits="1"/>
    </number:number-style>
    <number:number-style style:name="N134P1" style:volatile="true">
      <number:text>(</number:text>
      <number:number loext:min-decimal-places="2" number:decimal-places="2" number:grouping="true" number:min-integer-digits="1"/>
      <number:text>)</number:text>
    </number:number-style>
    <number:number-style style:name="N134">
      <number:text>-</number:text>
      <number:number loext:min-decimal-places="0" number:decimal-places="0" number:min-integer-digits="0"/>
      <style:map style:apply-style-name="N134P0" style:condition="value()&gt;0"/>
      <style:map style:apply-style-name="N134P1" style:condition="value()&lt;0"/>
    </number:number-style>
    <number:number-style style:name="N136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36">
      <number:text>(R$""""""""""""""""""""""""""""""""</number:text>
      <number:number loext:min-decimal-places="0" number:decimal-places="0" number:grouping="true" number:min-integer-digits="1"/>
      <number:text>)</number:text>
      <style:map style:apply-style-name="N136P0" style:condition="value()&gt;=0"/>
    </number:number-style>
    <number:number-style style:name="N137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37">
      <style:text-properties fo:color="#ff0000"/>
      <number:text>(R$""""""""""""""""""""""""""""""""</number:text>
      <number:number loext:min-decimal-places="0" number:decimal-places="0" number:grouping="true" number:min-integer-digits="1"/>
      <number:text>)</number:text>
      <style:map style:apply-style-name="N137P0" style:condition="value()&gt;=0"/>
    </number:number-style>
    <number:number-style style:name="N139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39">
      <number:text>(R$""""""""""""""""""""""""""""""""</number:text>
      <number:number loext:min-decimal-places="2" number:decimal-places="2" number:grouping="true" number:min-integer-digits="1"/>
      <number:text>)</number:text>
      <style:map style:apply-style-name="N139P0" style:condition="value()&gt;=0"/>
    </number:number-style>
    <number:number-style style:name="N140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40">
      <style:text-properties fo:color="#ff0000"/>
      <number:text>(R$""""""""""""""""""""""""""""""""</number:text>
      <number:number loext:min-decimal-places="2" number:decimal-places="2" number:grouping="true" number:min-integer-digits="1"/>
      <number:text>)</number:text>
      <style:map style:apply-style-name="N140P0" style:condition="value()&gt;=0"/>
    </number:number-style>
    <number:number-style style:name="N142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42P1" style:volatile="true">
      <number:text>R$(""""""""""""""""""""""""""""""""</number:text>
      <number:number loext:min-decimal-places="0" number:decimal-places="0" number:grouping="true" number:min-integer-digits="1"/>
      <number:text>)</number:text>
    </number:number-style>
    <number:number-style style:name="N142">
      <number:text>R$-""""""""""""""""""""""""""""""""</number:text>
      <style:map style:apply-style-name="N142P0" style:condition="value()&gt;0"/>
      <style:map style:apply-style-name="N142P1" style:condition="value()&lt;0"/>
    </number:number-style>
    <number:number-style style:name="N144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44P1" style:volatile="true">
      <number:text>R$(""""""""""""""""""""""""""""""""</number:text>
      <number:number loext:min-decimal-places="2" number:decimal-places="2" number:grouping="true" number:min-integer-digits="1"/>
      <number:text>)</number:text>
    </number:number-style>
    <number:number-style style:name="N144">
      <number:text>R$-""""""""""""""""""""""""""""""""</number:text>
      <number:number loext:min-decimal-places="0" number:decimal-places="0" number:min-integer-digits="0"/>
      <style:map style:apply-style-name="N144P0" style:condition="value()&gt;0"/>
      <style:map style:apply-style-name="N144P1" style:condition="value()&lt;0"/>
    </number:number-style>
    <number:date-style style:name="N145">
      <number:month number:style="long"/>
      <number:text>/</number:text>
      <number:year number:style="long"/>
    </number:date-style>
    <number:number-style style:name="N147P0" style:volatile="true">
      <number:text>R$""""""""""""""""</number:text>
      <number:number loext:min-decimal-places="0" number:decimal-places="0" number:grouping="true" number:min-integer-digits="1"/>
    </number:number-style>
    <number:number-style style:name="N147">
      <number:text>(R$""""""""""""""""</number:text>
      <number:number loext:min-decimal-places="0" number:decimal-places="0" number:grouping="true" number:min-integer-digits="1"/>
      <number:text>)</number:text>
      <style:map style:apply-style-name="N147P0" style:condition="value()&gt;=0"/>
    </number:number-style>
    <number:number-style style:name="N148P0" style:volatile="true">
      <number:text>R$""""""""""""""""</number:text>
      <number:number loext:min-decimal-places="0" number:decimal-places="0" number:grouping="true" number:min-integer-digits="1"/>
    </number:number-style>
    <number:number-style style:name="N148">
      <style:text-properties fo:color="#ff0000"/>
      <number:text>(R$""""""""""""""""</number:text>
      <number:number loext:min-decimal-places="0" number:decimal-places="0" number:grouping="true" number:min-integer-digits="1"/>
      <number:text>)</number:text>
      <style:map style:apply-style-name="N148P0" style:condition="value()&gt;=0"/>
    </number:number-style>
    <number:number-style style:name="N150P0" style:volatile="true">
      <number:text>R$""""""""""""""""</number:text>
      <number:number loext:min-decimal-places="2" number:decimal-places="2" number:grouping="true" number:min-integer-digits="1"/>
    </number:number-style>
    <number:number-style style:name="N150">
      <number:text>(R$""""""""""""""""</number:text>
      <number:number loext:min-decimal-places="2" number:decimal-places="2" number:grouping="true" number:min-integer-digits="1"/>
      <number:text>)</number:text>
      <style:map style:apply-style-name="N150P0" style:condition="value()&gt;=0"/>
    </number:number-style>
    <number:number-style style:name="N151P0" style:volatile="true">
      <number:text>R$""""""""""""""""</number:text>
      <number:number loext:min-decimal-places="2" number:decimal-places="2" number:grouping="true" number:min-integer-digits="1"/>
    </number:number-style>
    <number:number-style style:name="N151">
      <style:text-properties fo:color="#ff0000"/>
      <number:text>(R$""""""""""""""""</number:text>
      <number:number loext:min-decimal-places="2" number:decimal-places="2" number:grouping="true" number:min-integer-digits="1"/>
      <number:text>)</number:text>
      <style:map style:apply-style-name="N151P0" style:condition="value()&gt;=0"/>
    </number:number-style>
    <number:number-style style:name="N153P0" style:volatile="true">
      <number:text>R$""""""""""""""""</number:text>
      <number:number loext:min-decimal-places="0" number:decimal-places="0" number:grouping="true" number:min-integer-digits="1"/>
    </number:number-style>
    <number:number-style style:name="N153P1" style:volatile="true">
      <number:text>R$(""""""""""""""""</number:text>
      <number:number loext:min-decimal-places="0" number:decimal-places="0" number:grouping="true" number:min-integer-digits="1"/>
      <number:text>)</number:text>
    </number:number-style>
    <number:number-style style:name="N153">
      <number:text>R$-""""""""""""""""</number:text>
      <style:map style:apply-style-name="N153P0" style:condition="value()&gt;0"/>
      <style:map style:apply-style-name="N153P1" style:condition="value()&lt;0"/>
    </number:number-style>
    <number:number-style style:name="N155P0" style:volatile="true">
      <number:text>R$""""""""""""""""</number:text>
      <number:number loext:min-decimal-places="2" number:decimal-places="2" number:grouping="true" number:min-integer-digits="1"/>
    </number:number-style>
    <number:number-style style:name="N155P1" style:volatile="true">
      <number:text>R$(""""""""""""""""</number:text>
      <number:number loext:min-decimal-places="2" number:decimal-places="2" number:grouping="true" number:min-integer-digits="1"/>
      <number:text>)</number:text>
    </number:number-style>
    <number:number-style style:name="N155">
      <number:text>R$-""""""""""""""""</number:text>
      <number:number loext:min-decimal-places="0" number:decimal-places="0" number:min-integer-digits="0"/>
      <style:map style:apply-style-name="N155P0" style:condition="value()&gt;0"/>
      <style:map style:apply-style-name="N155P1" style:condition="value()&lt;0"/>
    </number:number-style>
    <number:number-style style:name="N157P0" style:volatile="true">
      <number:text>R$"</number:text>
      <number:number loext:min-decimal-places="0" number:decimal-places="0" number:min-integer-digits="0"/>
      <number:text>"</number:text>
    </number:number-style>
    <number:currency-style style:name="N157">
      <number:text>(</number:text>
      <number:currency-symbol/>
      <number:number loext:min-decimal-places="0" number:decimal-places="0" number:min-integer-digits="2"/>
      <number:text>)</number:text>
      <style:map style:apply-style-name="N157P0" style:condition="value()&gt;=0"/>
    </number:currency-style>
    <number:number-style style:name="N159P0" style:volatile="true">
      <number:text>R$"</number:text>
      <number:number loext:min-decimal-places="7" number:decimal-places="8" number:decimal-replacement="" number:grouping="true" number:min-integer-digits="1"/>
      <number:text>"</number:text>
    </number:number-style>
    <number:currency-style style:name="N159">
      <number:text>(</number:text>
      <number:currency-symbol/>
      <number:text>\,)</number:text>
      <style:map style:apply-style-name="N159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8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direction="ltr" style:rotation-angle="90"/>
    </style:style>
    <style:style style:family="table-cell" style:name="Tabela" style:parent-style-name="Default">
      <style:table-cell-properties fo:border="0.99pt solid #000000"/>
    </style:style>
    <style:style style:family="table-cell" style:name="Separador" style:parent-style-name="Tabela">
      <style:table-cell-properties fo:background-color="transparent" fo:border-bottom="none" fo:border-left="0.99pt solid #000000" fo:border-right="0.99pt solid #000000" fo:border-top="none"/>
    </style:style>
  </office:styles>
  <office:automatic-styles>
    <style:page-layout style:name="Mpm1">
      <style:page-layout-properties fo:margin-bottom="6.4mm" fo:margin-left="10mm" fo:margin-right="20mm" fo:margin-top="6.4mm" fo:page-height="210.01mm" fo:page-width="297mm" style:num-format="1" style:print-orientation="landscape" style:table-centering="horizontal"/>
      <style:header-style>
        <style:header-footer-properties fo:margin-bottom="2.5mm" fo:margin-left="0mm" fo:margin-right="10mm" fo:min-height="12.51mm"/>
      </style:header-style>
      <style:footer-style>
        <style:header-footer-properties fo:margin-left="0mm" fo:margin-right="0mm" fo:margin-top="2.5mm" fo:min-height="12.51mm"/>
      </style:footer-style>
    </style:page-layout>
    <style:page-layout style:name="Mpm2">
      <style:header-style>
        <style:header-footer-properties fo:background-color="#c0c0c0" fo:border="2.49pt solid #000000" fo:margin-bottom="2.5mm" fo:margin-left="0mm" fo:margin-right="0mm" fo:min-height="7.51mm" fo:padding="0.18mm">
          <style:background-image/>
        </style:header-footer-properties>
      </style:header-style>
      <style:footer-style>
        <style:header-footer-properties fo:background-color="#c0c0c0" fo:border="2.49pt solid #000000" fo:margin-left="0mm" fo:margin-right="0mm" fo:margin-top="2.5mm" fo:min-height="7.51mm" fo:padding="0.18mm">
          <style:background-image/>
        </style:header-footer-properties>
      </style:footer-style>
    </style:page-layout>
    <style:style style:family="text" style:name="MT1">
      <style:text-properties fo:color="#000000" fo:font-size="16pt" fo:font-style="normal" fo:font-weight="bold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color="font-color" style:text-underline-mode="continuous" style:text-underline-style="solid" style:text-underline-width="bold"/>
    </style:style>
    <style:style style:family="text" style:name="MT2">
      <style:text-properties fo:color="#000000" fo:font-size="12pt" fo:font-style="normal" fo:font-weight="normal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3">
      <style:text-properties fo:color="#000000" fo:country="PT" fo:font-size="14pt" fo:font-style="normal" fo:font-weight="bold" fo:language="pt" fo:letter-spacing="normal" fo:text-shadow="none" style:country-asian="BR" style:country-complex="BR" style:font-name="Arial2" style:font-name-asian="HG Mincho Light J" style:font-name-complex="Arial Unicode MS" style:font-relief="none" style:font-size-asian="10pt" style:font-size-complex="10pt" style:font-style-asian="normal" style:font-style-complex="normal" style:font-weight-asian="normal" style:font-weight-complex="normal" style:language-asian="pt" style:language-complex="pt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0%" style:text-underline-mode="continuous" style:text-underline-style="none"/>
    </style:style>
    <style:style style:family="text" style:name="MT4">
      <style:text-properties fo:color="#000000" fo:font-size="14pt" fo:font-style="normal" fo:font-weight="bold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5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0-08-04">00/00/0000</text:date></text:span><text:span text:style-name="MT2"><text:s/>- </text:span><text:span text:style-name="MT2"><text:time style:data-style-name="N2" text:time-value="14:04:05.843193986">00:00:00</text:time></text:span><text:span text:style-name="MT2"><text:s/></text:span></text:p>
        </style:region-center>
        <style:region-right>
          <text:p><text:span text:style-name="MT4">BSA Utensílios Domésticos Ltda. - ME</text:span></text:p>
          <text:p><text:span text:style-name="MT2">Alexandre - Tel.: 3241-5599</text:span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BSA Utensílios Domésticos Ltda. - ME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14:04:05.8652006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ARM_EABI LibreOffice_project/10$Build-2</meta:generator>
    <meta:initial-creator>Carlos Augusto Marcicano</meta:initial-creator>
    <meta:creation-date>2000-10-16T15:02:25</meta:creation-date>
    <dc:date>2020-08-04T14:04:52.786760089</dc:date>
    <dc:language>pt-PT</dc:language>
    <meta:editing-cycles>619</meta:editing-cycles>
    <meta:editing-duration>P1DT13H59M50S</meta:editing-duration>
    <meta:print-date>2020-08-04T14:04:46.516597602</meta:print-date>
    <meta:document-statistic meta:table-count="1" meta:cell-count="109" meta:object-count="0"/>
    <meta:user-defined meta:name="Info 0"/>
    <meta:user-defined meta:name="Info 1"/>
    <meta:user-defined meta:name="Info 2"/>
    <meta:user-defined meta:name="Info 3"/>
  </office:meta>
</office:document-meta>
</file>